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E8000002B7D0C88838D8340210.png" manifest:media-type="image/png"/>
  <manifest:file-entry manifest:full-path="Pictures/10000201000004B0000001A427764DD41F92B173.png" manifest:media-type="image/png"/>
  <manifest:file-entry manifest:full-path="Pictures/1000000000000020000000204B249CA79A42C6D7.png" manifest:media-type="image/png"/>
  <manifest:file-entry manifest:full-path="Pictures/10000000000003E8000002766F3D94010BCAD089.png" manifest:media-type="image/png"/>
  <manifest:file-entry manifest:full-path="Pictures/TablePreview3.svm" manifest:media-type=""/>
  <manifest:file-entry manifest:full-path="Pictures/10000201000001450000009659FC7599EA154316.png" manifest:media-type="image/png"/>
  <manifest:file-entry manifest:full-path="Pictures/TablePreview8.svm" manifest:media-type=""/>
  <manifest:file-entry manifest:full-path="Pictures/100002010000023100000155810C57166E1FB529.png" manifest:media-type="image/png"/>
  <manifest:file-entry manifest:full-path="Pictures/1000020100000464000002D22EEB4F42DE33EC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2.464cm" fo:min-width="8.553cm"/>
    </style:style>
    <style:style style:name="gr4" style:family="graphic" style:parent-style-name="Code">
      <style:graphic-properties fo:min-height="4.927cm" fo:min-width="15.394cm"/>
    </style:style>
    <style:style style:name="gr5" style:family="graphic" style:parent-style-name="Code">
      <style:graphic-properties fo:min-height="3.686cm" fo:min-width="11.432cm"/>
    </style:style>
    <style:style style:name="gr6" style:family="graphic" style:parent-style-name="Code">
      <style:graphic-properties fo:min-height="7.371cm" fo:min-width="19.0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6.44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8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title">
      <style:graphic-properties fo:min-height="4.25cm"/>
    </style:style>
    <style:style style:name="pr11" style:family="presentation" style:parent-style-name="Midnightblue-outline1">
      <style:graphic-properties fo:min-height="4.25cm"/>
    </style:style>
    <style:style style:name="pr12" style:family="presentation" style:parent-style-name="Midnightblue-notes">
      <style:graphic-properties draw:fill-color="#ffffff" draw:auto-grow-height="true" fo:min-height="13.364cm"/>
    </style:style>
    <style:style style:name="pr13" style:family="presentation" style:parent-style-name="Midnightblue2-title">
      <style:graphic-properties fo:min-height="5.75cm"/>
    </style:style>
    <style:style style:name="pr14" style:family="presentation" style:parent-style-name="Midnightblue2-title">
      <style:graphic-properties fo:min-height="1.1cm"/>
    </style:style>
    <style:style style:name="pr15" style:family="presentation" style:parent-style-name="Midnightblue2-outline1">
      <style:graphic-properties fo:min-height="12.175cm"/>
    </style:style>
    <style:style style:name="co1" style:family="table-column">
      <style:table-column-properties style:column-width="2.134cm" style:use-optimal-column-width="false"/>
    </style:style>
    <style:style style:name="co2" style:family="table-column">
      <style:table-column-properties style:column-width="2.132cm" style:use-optimal-column-width="false"/>
    </style:style>
    <style:style style:name="co3" style:family="table-column">
      <style:table-column-properties style:column-width="2.14cm" style:use-optimal-column-width="false"/>
    </style:style>
    <style:style style:name="co4" style:family="table-column">
      <style:table-column-properties style:column-width="2.13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8cm"/>
    </style:style>
    <style:style style:name="ce1" style:family="table-cell">
      <style:paragraph-properties fo:text-align="center" fo:border="0.14pt solid #000000"/>
      <style:text-properties fo:font-size="18pt" style:font-size-asian="18pt" style:font-size-complex="18pt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73cm" fo:line-height="100%" fo:text-indent="0cm" style:text-autospace="ideograph-alpha" style:punctuation-wrap="hanging">
        <style:tab-stops/>
      </style:paragraph-properties>
    </style:style>
    <style:style style:name="P7" style:family="paragraph">
      <style:paragraph-properties fo:line-height="100%">
        <style:tab-stops/>
      </style:paragraph-properties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style:font-name="DejaVu Sans Mono1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Mono1" fo:font-size="18pt" style:font-size-asian="18pt" style:font-size-complex="18pt"/>
    </style:style>
    <style:style style:name="T6" style:family="text">
      <style:text-properties fo:color="#ce181e" style:font-name="DejaVu Sans Mono1" fo:font-size="18pt" style:font-size-asian="18pt" style:font-size-complex="18pt"/>
    </style:style>
    <style:style style:name="T7" style:family="text">
      <style:text-properties fo:color="#0066b3" style:font-name="DejaVu Sans Mono1" fo:font-size="18pt" style:font-size-asian="18pt" style:font-size-complex="18pt"/>
    </style:style>
    <style:style style:name="T8" style:family="text">
      <style:text-properties fo:color="#579835" style:font-name="DejaVu Sans Mono1" fo:font-size="18pt" style:font-size-asian="18pt" style:font-size-complex="18pt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fo:color="#407927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/>
    </style:style>
    <style:style style:name="T16" style:family="text">
      <style:text-properties fo:color="#0066b3"/>
    </style:style>
    <style:style style:name="T17" style:family="text">
      <style:text-properties fo:font-variant="normal" fo:text-transform="none" fo:color="#407927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fo:font-size="18pt"/>
    </style:style>
    <style:style style:name="T20" style:family="text">
      <style:text-properties fo:font-size="18pt"/>
    </style:style>
    <style:style style:name="T21" style:family="text">
      <style:text-properties fo:color="#0066b3" fo:font-size="18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66b3" style:font-name="DejaVu Sans Mono1"/>
    </style:style>
    <style:style style:name="T27" style:family="text">
      <style:text-properties fo:color="#ce181e"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HTTP 1 / </text:span><text:span text:style-name="T1">1.1 /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Client/Server<text:line-break/>Request/Response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Client-Server-Architektur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: Stellt Dienst bereit</text:p>
              </text:list-item>
              <text:list-item>
                <text:p>Client: Konsumiert Dienst</text:p>
              </text:list-item>
              <text:list-item>
                <text:p>Client baut Verbindung auf</text:p>
              </text:list-item>
              <text:list-item>
                <text:p>Prinzipbedingt Zentralisiert</text:p>
              </text:list-item>
              <text:list-item>
                <text:p>Server ist „passiv“</text:p>
              </text:list-item>
              <text:list-item>
                <text:p>Client ist „aktiv“</text:p>
              </text:list-item>
              <text:list-item>
                <text:p>Beispiele: HTTP, FTP, IRC, SMTP, SSH</text:p>
              </text:list-item>
            </text:list>
          </draw:text-box>
        </draw:frame>
        <draw:frame draw:style-name="gr1" draw:text-style-name="P3" draw:layer="layout" svg:width="12.2cm" svg:height="7.415cm" svg:x="15.6cm" svg:y="1.8cm">
          <draw:image xlink:href="Pictures/100002010000023100000155810C57166E1FB5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>
            <draw:text-box>
              <text:p><text:span text:style-name="T3">Ein Server kann auch viele </text:span><text:span text:style-name="T3">Dienste anbieten</text:span></text:p>
              <text:p><text:span text:style-name="T3">Passiv = Wartet auf </text:span><text:span text:style-name="T3">Verbindungen</text:span></text:p>
              <text:p><text:span text:style-name="T3">Aktive = Stellt Verbindungen </text:span><text:span text:style-name="T3">her</text:span>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-Response-Prinzip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Client stellt eine Anfrage (Request)</text:p>
              </text:list-item>
              <text:list-item>
                <text:p>Der Server Antwortet auf die Anfrage (Response)</text:p>
              </text:list-item>
            </text:list>
          </draw:text-box>
        </draw:frame>
        <draw:frame draw:style-name="gr1" draw:text-style-name="P3" draw:layer="layout" svg:width="15.257cm" svg:height="9.8cm" svg:x="6.372cm" svg:y="4.8cm">
          <draw:image xlink:href="Pictures/1000020100000464000002D22EEB4F42DE33EC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HTTP Basics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HTTP Basic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HyperText Transport Protocol</text:p>
              </text:list-item>
              <text:list-item>
                <text:p>1989, Tim Berners-Lee am CERN</text:p>
              </text:list-item>
              <text:list-item>
                <text:p>Basiert auf TCP/IP</text:p>
              </text:list-item>
              <text:list-item>
                <text:p>OSI-Schichtenmodell Schicht 7<text:line-break/>Anwendungsschicht</text:p>
              </text:list-item>
              <text:list-item>
                <text:p>Plain-Text Protokoll</text:p>
              </text:list-item>
              <text:list-item>
                <text:p>HTTP ist stateless (zustandslos)</text:p>
              </text:list-item>
              <text:list-item>
                <text:p>Client-Server / Request-Response Konze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Message besteht aus</text:p>
                <text:list>
                  <text:list-item>
                    <text:p>Request-Line | Status-Line<text:line-break/>(Unterscheidet zwischen Request und Response)</text:p>
                  </text:list-item>
                  <text:list-item>
                    <text:p><text:span text:style-name="T4">HTTP Headers (Kopfzeilen, </text:span><text:span text:style-name="T4">Meta-Daten)</text:span><text:span text:style-name="T4"><text:line-break/></text:span>Zeilenende: &lt;CRLF&gt; (0x0D 0x0A)</text:p>
                  </text:list-item>
                  <text:list-item>
                    <text:p>HTTP Body (Körper, Inhal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Request Line &amp; Status Lin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quest Line (rfc2616)</text:p>
                <text:list>
                  <text:list-item>
                    <text:p><text:span text:style-name="T5">Request-Line = </text:span><text:span text:style-name="T6">Method</text:span><text:span text:style-name="T5"> SP </text:span><text:span text:style-name="T7">RequestURI</text:span><text:span text:style-name="T5"> SP </text:span><text:span text:style-name="T8">HTTPVersion</text:span><text:span text:style-name="T5"> </text:span><text:span text:style-name="T5">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6">GET</text:span><text:span text:style-name="T5"> </text:span><text:span text:style-name="T7">/index.html</text:span><text:span text:style-name="T5"> </text:span><text:span text:style-name="T8">HTTP/1.1</text:span><text:span text:style-name="T5">&lt;CRLF&gt;</text:span></text:p>
                  </text:list-item>
                </text:list>
              </text:list-item>
              <text:list-item>
                <text:p><text:span text:style-name="T9">Status Line </text:span>(rfc2616)</text:p>
                <text:list>
                  <text:list-item>
                    <text:p><text:span text:style-name="T5">Status-Line = </text:span><text:span text:style-name="T8">HTTPVersion</text:span><text:span text:style-name="T5"> </text:span><text:span text:style-name="T5">SP </text:span><text:span text:style-name="T6">StatusCode</text:span><text:span text:style-name="T5"> SP </text:span><text:span text:style-name="T7">ReasonPhrase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8">HTTP/1.1</text:span><text:span text:style-name="T5"> </text:span><text:span text:style-name="T6">200</text:span><text:span text:style-name="T5"> </text:span><text:span text:style-name="T7">OK</text:span><text:span text:style-name="T7"><text:line-break/></text:span><text:span text:style-name="T7"/></text:p>
                  </text:list-item>
                </text:list>
              </text:list-item>
              <text:list-item>
                <text:p>RFC: https://www.ietf.org/rfc/rfc2616.t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ET</text:p>
                <text:list>
                  <text:list-item>
                    <text:p>Abrufen einer Resource</text:p>
                  </text:list-item>
                </text:list>
              </text:list-item>
              <text:list-item>
                <text:p>POST</text:p>
                <text:list>
                  <text:list-item>
                    <text:p>Lädt Daten zum Server</text:p>
                  </text:list-item>
                </text:list>
              </text:list-item>
              <text:list-item>
                <text:p>PUT</text:p>
                <text:list>
                  <text:list-item>
                    <text:p>Erzeugt eine Resource</text:p>
                  </text:list-item>
                </text:list>
              </text:list-item>
              <text:list-item>
                <text:p>DELETE</text:p>
                <text:list>
                  <text:list-item>
                    <text:p>Löscht eine Resource</text:p>
                  </text:list-item>
                </text:list>
              </text:list-item>
              <text:list-item>
                <text:p>PATCH</text:p>
                <text:list>
                  <text:list-item>
                    <text:p>Ändert eine Re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EAD</text:p>
                <text:list>
                  <text:list-item>
                    <text:p>Ruft Metadaten für eine Resource ab</text:p>
                  </text:list-item>
                </text:list>
              </text:list-item>
              <text:list-item>
                <text:p>TRACE</text:p>
                <text:list>
                  <text:list-item>
                    <text:p>Spiegelt die Anfrage</text:p>
                  </text:list-item>
                </text:list>
              </text:list-item>
              <text:list-item>
                <text:p>OPTIONS</text:p>
                <text:list>
                  <text:list-item>
                    <text:p>Unterstützte Methoden des Server (wichtig für CORS)</text:p>
                  </text:list-item>
                </text:list>
              </text:list-item>
              <text:list-item>
                <text:p>CONNECT</text:p>
                <text:list>
                  <text:list-item>
                    <text:p>Der Proxy-Server soll zum Ziel durchstellen (SSL-PassThroug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ponse HTTP Status Codes</text:p>
          </draw:text-box>
        </draw:frame>
        <draw:frame presentation:style-name="pr8" draw:layer="layout" svg:width="12.6cm" svg:height="12.425cm" svg:x="1cm" svg:y="2.2cm" presentation:class="outline" presentation:user-transformed="true">
          <draw:text-box>
            <text:list text:style-name="L2">
              <text:list-item>
                <text:p>1XX – Informationen</text:p>
                <text:list>
                  <text:list-item>
                    <text:p>101 Switching Protocols</text:p>
                  </text:list-item>
                </text:list>
              </text:list-item>
              <text:list-item>
                <text:p>2XX – Erfolg</text:p>
                <text:list>
                  <text:list-item>
                    <text:p>200 OK</text:p>
                  </text:list-item>
                </text:list>
              </text:list-item>
              <text:list-item>
                <text:p>3XX – Umleitung</text:p>
                <text:list>
                  <text:list-item>
                    <text:p>301 Moved Permanently</text:p>
                  </text:list-item>
                </text:list>
              </text:list-item>
            </text:list>
          </draw:text-box>
        </draw:frame>
        <draw:frame presentation:style-name="pr8" draw:layer="layout" svg:width="14.6cm" svg:height="12.425cm" svg:x="13.5cm" svg:y="2.2cm" presentation:class="outline" presentation:user-transformed="true">
          <draw:text-box>
            <text:list text:style-name="L2">
              <text:list-item>
                <text:p text:style-name="P6">4XX – Client Fehler</text:p>
                <text:list>
                  <text:list-item>
                    <text:p text:style-name="P7">400 Bad Request</text:p>
                  </text:list-item>
                </text:list>
              </text:list-item>
              <text:list-item>
                <text:p text:style-name="P6">5xx – Server Fehler</text:p>
                <text:list>
                  <text:list-item>
                    <text:p text:style-name="P7">500 Internal Server Error</text:p>
                  </text:list-item>
                </text:list>
              </text:list-item>
              <text:list-item>
                <text:p>9xx – Proprietäre Feh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chlüssel-Wert Paare die die HTTP-Message beschreiben</text:p>
                <text:list>
                  <text:list-item>
                    <text:p><text:span text:style-name="T10">Header-Name: Header-</text:span><text:span text:style-name="T10">Value &lt;CRLF&gt;</text:span></text:p>
                  </text:list-item>
                </text:list>
              </text:list-item>
              <text:list-item>
                <text:p>Header dürfen wiederholt werden</text:p>
              </text:list-item>
              <text:list-item>
                <text:p>Reihenfolge irrelevant</text:p>
              </text:list-item>
              <text:list-item>
                <text:p>Lange Header müssen kompliziert umgebrochen und eingerückt werden</text:p>
              </text:list-item>
              <text:list-item>
                <text:p>Es gibt Request- und Response-Header aber auch Header die in beiden Fällen zum Einsatz kommen</text:p>
              </text:list-item>
              <text:list-item>
                <text:p>Der Header endet mit einem zusätzlichen<text:line-break/>&lt;CRLF&gt; (<text:span text:style-name="T10">0x0D 0x0A</text:span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chtige HTTP-Header:</text:p>
                <text:list>
                  <text:list-item>
                    <text:p>content-type: Beschreibt die Art des HTTP-Body (z.B. text/plain, text/html, application/json, video/mp4, image/jpeg)</text:p>
                  </text:list-item>
                  <text:list-item>
                    <text:p>host: Beschreibt welcher Hostname ursprünglich angefragt wurde</text:p>
                  </text:list-item>
                  <text:list-item>
                    <text:p>content-length: Wieviele Bytes ist der Content lang</text:p>
                  </text:list-item>
                  <text:list-item>
                    <text:p>last-modified: Wann wurde die angefragte Resource zuletzt geändert</text:p>
                  </text:list-item>
                  <text:list-item>
                    <text:p>set-cookie: Zum setzen von Cookies beim Client</text:p>
                  </text:list-item>
                  <text:list-item>
                    <text:p>cookie: Zum zurück senden eines Cookies zum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Body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er Body folgt auf den Header, &lt;CRLF&gt;&lt;CRLF&gt;</text:p>
              </text:list-item>
              <text:list-item>
                <text:p>Nicht jeder Request/Response hat einen Body</text:p>
                <text:list>
                  <text:list-item>
                    <text:p>GET Request</text:p>
                  </text:list-item>
                  <text:list-item>
                    <text:p>404 Not Found Response</text:p>
                  </text:list-item>
                </text:list>
              </text:list-item>
              <text:list-item>
                <text:p>Transportiert die Nutzdaten (Payload)</text:p>
                <text:list>
                  <text:list-item>
                    <text:p>Request: z.B. Formulardaten, JPEG-Upload</text:p>
                  </text:list-item>
                  <text:list-item>
                    <text:p>Response: HTML-Seite, JPEG-Bild, JSON</text:p>
                  </text:list-item>
                </text:list>
              </text:list-item>
              <text:list-item>
                <text:p>Wichtig: Content-Length Header und tatsächliche länge des Body <text:span text:style-name="T11">sollten</text:span> sti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Request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quest Beispiele<text:line-break/><text:span text:style-name="T12">Header = Grün, Body = </text:span><text:span text:style-name="T12">Blau</text:span></text:p>
              </text:list-item>
            </text:list>
          </draw:text-box>
        </draw:frame>
        <draw:frame draw:style-name="gr3" draw:layer="layout" svg:width="9.053cm" svg:height="2.714cm" svg:x="1.147cm" svg:y="5.2cm">
          <draw:text-box>
            <text:p><text:span text:style-name="T13">GET / HTTP/1.1</text:span><text:span text:style-name="T14">&lt;CRLF&gt;</text:span><text:span text:style-name="T13"><text:line-break/></text:span><text:span text:style-name="T13">Host: heise.de</text:span><text:span text:style-name="T15">&lt;CRLF&gt;</text:span><text:line-break/>&lt;CRLF&gt;</text:p>
          </draw:text-box>
        </draw:frame>
        <draw:frame draw:style-name="gr4" draw:layer="layout" svg:width="15.894cm" svg:height="5.177cm" svg:x="1.1cm" svg:y="8.823cm">
          <draw:text-box>
            <text:p><text:span text:style-name="T13">POST / HTTP/1.1</text:span><text:span text:style-name="T14">&lt;CRLF&gt;</text:span><text:span text:style-name="T13"><text:line-break/></text:span><text:span text:style-name="T13">Host: localhost:3000</text:span><text:span text:style-name="T14">&lt;CRLF&gt;</text:span><text:span text:style-name="T13"><text:line-break/></text:span><text:span text:style-name="T13">Content-Type: </text:span><text:span text:style-name="T13">application/json</text:span><text:span text:style-name="T14">&lt;CRLF&gt;</text:span><text:span text:style-name="T13"><text:line-break/></text:span><text:span text:style-name="T13">Content-Length: 18</text:span><text:span text:style-name="T15">&lt;CRLF&gt;</text:span></text:p>
            <text:p>&lt;CRLF&gt;</text:p>
            <text:p><text:span text:style-name="T16">{ "some": "JSON"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Respons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sponse<text:line-break/>Beispiele<text:line-break/><text:span text:style-name="T12">Header = Grün, Body = </text:span><text:span text:style-name="T12">Blau</text:span></text:p>
              </text:list-item>
            </text:list>
          </draw:text-box>
        </draw:frame>
        <draw:frame draw:style-name="gr5" draw:text-style-name="P8" draw:layer="layout" svg:width="11.932cm" svg:height="3.936cm" svg:x="15.511cm" svg:y="2.4cm">
          <draw:text-box>
            <text:p><text:span text:style-name="T17">HTTP/1.1 200 OK</text:span><text:span text:style-name="T18">&lt;CRLF&gt;</text:span><text:span text:style-name="T17"><text:line-break/></text:span><text:span text:style-name="T17">Content-Length: 11</text:span><text:span text:style-name="T18">&lt;CRLF&gt;</text:span><text:span text:style-name="T17"><text:line-break/></text:span><text:span text:style-name="T17">Content-Type: text/plain</text:span><text:span text:style-name="T19">&lt;CRLF&gt;</text:span></text:p>
            <text:p><text:span text:style-name="T20">&lt;CRLF&gt;</text:span></text:p>
            <text:p><text:span text:style-name="T21">Hallo Welt!</text:span></text:p>
          </draw:text-box>
        </draw:frame>
        <draw:frame draw:style-name="gr6" draw:text-style-name="P8" draw:layer="layout" svg:width="19.552cm" svg:height="7.621cm" svg:x="4.224cm" svg:y="6.879cm">
          <draw:text-box>
            <text:p><text:span text:style-name="T17">HTTP/1.1 404 Not Found</text:span><text:span text:style-name="T19">&lt;CRLF&gt;</text:span></text:p>
            <text:p><text:span text:style-name="T17">Date: Mon, 25 Mar 2019 19:41:24 </text:span><text:span text:style-name="T17">GMT</text:span><text:span text:style-name="T19">&lt;CRLF&gt;</text:span></text:p>
            <text:p><text:span text:style-name="T17">Server: Apache/2.4.29 </text:span><text:span text:style-name="T17">(Ubuntu)</text:span><text:span text:style-name="T19">&lt;CRLF&gt;</text:span></text:p>
            <text:p><text:span text:style-name="T17">Content-Length: 303</text:span><text:span text:style-name="T19">&lt;CRLF&gt;</text:span></text:p>
            <text:p><text:span text:style-name="T17">Content-Type: text/html; </text:span><text:span text:style-name="T17">charset=iso-8859-1</text:span><text:span text:style-name="T19">&lt;CRLF&gt;</text:span><text:span text:style-name="T20"><text:line-break/></text:span><text:span text:style-name="T20">&lt;CRLF&gt;</text:span></text:p>
            <text:p><text:span text:style-name="T21">&lt;!DOCTYPE HTML PUBLIC </text:span><text:span text:style-name="T21">"-//IETF//DTD HTML 2.0//EN"&gt;</text:span></text:p>
            <text:p><text:span text:style-name="T21">&lt;html&gt;&lt;head&gt;</text:span></text:p>
            <text:p><text:span text:style-name="T21">Antwort Gekürzt</text:span></text:p>
            <text:p><text:span text:style-name="T21">&lt;/body&gt;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prechen Sie HTTP?</text:p>
          </draw:text-box>
        </draw:frame>
        <draw:frame presentation:style-name="pr8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9.4cm" svg:height="12.222cm" svg:x="4.3cm" svg:y="1.7cm">
          <draw:image xlink:href="Pictures/10000000000003E8000002766F3D94010BCAD089.png" xlink:type="simple" xlink:show="embed" xlink:actuate="onLoad">
            <text:p/>
          </draw:image>
        </draw:frame>
        <draw:frame draw:style-name="gr7" draw:text-style-name="P9" draw:layer="layout" svg:width="16.944cm" svg:height="0.831cm" svg:x="5.528cm" svg:y="14.069cm">
          <draw:text-box>
            <text:p><text:span text:style-name="T22">Quelle: </text:span><text:span text:style-name="T22">https://commons.wikimedia.org/wiki/File:HTTP</text:span><text:span text:style-name="T22">-Anfrage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 presentation:user-transformed="true">
          <draw:text-box>
            <text:p>HTTP 1 / 1.1 / 2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Besonderheiten HTTP1.0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eder Request eine TCP/IP-Connection</text:p>
                <text:list>
                  <text:list-item>
                    <text:p>Hoher TCP/IP Overhead wegen Slow-Start-Algorithmus<text:line-break/>(Congestion Window)</text:p>
                  </text:list-item>
                </text:list>
              </text:list-item>
              <text:list-item>
                <text:p>Server schließt Verbindung nach jeder Respon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esonderheiten 1.1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Keep Alive</text:p>
                <text:list>
                  <text:list-item>
                    <text:p>TCP Verbindung kann nach Response weiter verwendet werden<text:line-break/><text:span text:style-name="T10">Connection: keep-alive</text:span><text:line-break/><text:span text:style-name="T10">Connection: close</text:span> (HTTP1.0 Verhalten)</text:p>
                  </text:list-item>
                </text:list>
              </text:list-item>
              <text:list-item>
                <text:p>HTTP-Pipelining</text:p>
                <text:list>
                  <text:list-item>
                    <text:p>Der Client kann mehrere Requests gleichzeitig schicken, der Server antwortet dann in der selben Reihenfolge mit allen Responses (first-in-first-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Besonderheiten 1.1 / HTTP Piplining</text:p>
          </draw:text-box>
        </draw:frame>
        <draw:frame draw:style-name="gr8" draw:text-style-name="P10" draw:layer="layout" svg:width="17.829cm" svg:height="12.392cm" svg:x="5.086cm" svg:y="1.471cm">
          <draw:image xlink:href="Pictures/10000201000003E8000002B7D0C88838D8340210.png" xlink:type="simple" xlink:show="embed" xlink:actuate="onLoad">
            <text:p/>
          </draw:image>
        </draw:frame>
        <draw:frame draw:style-name="gr9" draw:text-style-name="P11" draw:layer="layout" svg:width="15.302cm" svg:height="0.747cm" svg:x="6.349cm" svg:y="14.2cm">
          <draw:text-box>
            <text:p><text:span text:style-name="T23">Quelle: </text:span><text:span text:style-name="T23">https://commons.wikimedia.org/wiki/File:HTTP_pipelinin</text:span><text:span text:style-name="T23">g2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Besonderheiten HTTP2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Connection-Multiplexing (Streams)</text:p>
              </text:list-item>
              <text:list-item>
                <text:p>Komprimierbarkeit</text:p>
              </text:list-item>
              <text:list-item>
                <text:p>Binäre Datenübertragung (bye bye MIME-Bodies)</text:p>
              </text:list-item>
              <text:list-item>
                <text:p>Push-Messages (Server to Client)</text:p>
              </text:list-item>
              <text:list-item>
                <text:p>Prioritisierung von Streams</text:p>
              </text:list-item>
              <text:list-item>
                <text:p>TLS-Only (leider optional, aber von Google und Mozilla forcier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" presentation:presentation-page-layout-name="AL2T1">
        <office:forms form:automatic-focus="false" form:apply-design-mode="false"/>
        <draw:frame presentation:style-name="pr14" draw:layer="layout" svg:width="13cm" svg:height="4.5cm" svg:x="7.5cm" svg:y="5.625cm" presentation:class="title">
          <draw:text-box>
            <text:p>HTTP Debugging</text:p>
          </draw:text-box>
        </draw:frame>
        <draw:frame presentation:style-name="pr1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HTTP Debugging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rowser Cache ausschalten!</text:p>
              </text:list-item>
              <text:list-item>
                <text:p>Developer Console</text:p>
              </text:list-item>
              <text:list-item>
                <text:p>Server Logging</text:p>
              </text:list-item>
              <text:list-item>
                <text:p>Curl</text:p>
              </text:list-item>
              <text:list-item>
                <text:p>Wget</text:p>
              </text:list-item>
              <text:list-item>
                <text:p>Postman (getpostman.com)</text:p>
              </text:list-item>
              <text:list-item>
                <text:p>Insomnia (insomnia.rest)</text:p>
              </text:list-item>
              <text:list-item>
                <text:p>Telnet</text:p>
              </text:list-item>
              <text:list-item>
                <text:p>Wiresha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office:forms form:automatic-focus="false" form:apply-design-mode="false"/>
        <draw:frame presentation:style-name="pr14" draw:layer="layout" svg:width="13cm" svg:height="4.5cm" svg:x="7.5cm" svg:y="5.625cm" presentation:class="title">
          <draw:text-box>
            <text:p>Stateless / Statefull</text:p>
          </draw:text-box>
        </draw:frame>
        <draw:frame presentation:style-name="pr1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tateless vs. Statefull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tateless</text:p>
                <text:list>
                  <text:list-item>
                    <text:p>Jede Anfrage wird behandelt als wäre es die erste und einzige</text:p>
                  </text:list-item>
                  <text:list-item>
                    <text:p>Die selbe Anfrage liefert auch immer das selbe Ergebnis</text:p>
                  </text:list-item>
                </text:list>
              </text:list-item>
              <text:list-item>
                <text:p>Statefull</text:p>
                <text:list>
                  <text:list-item>
                    <text:p>Jede Anfrage verändert einen Zustand (State)</text:p>
                  </text:list-item>
                  <text:list-item>
                    <text:p>In Abhängigkeit vom Zustand liefert die selbe Anfrage, ein anderes Ergebn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tateless vs. Statefull Beispiel</text:p>
          </draw:text-box>
        </draw:frame>
        <draw:frame draw:style-name="standard" draw:layer="layout" svg:width="6.399cm" svg:height="2.915cm" svg:x="16.935cm" svg:y="5.075cm" presentation:class="table" presentation:user-transformed="true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417cm" svg:height="2.933cm" svg:x="16.926cm" svg:y="1.801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417cm" svg:height="2.933cm" svg:x="16.926cm" svg:y="8.329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417cm" svg:height="2.933cm" svg:x="16.926cm" svg:y="11.564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X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0" draw:text-style-name="P12" draw:layer="layout" svg:width="2.454cm" svg:height="1.388cm" svg:x="12.79cm" svg:y="9.5cm">
          <draw:text-box>
            <text:p text:style-name="P10"><text:span text:style-name="T10">Go Up</text:span></text:p>
          </draw:text-box>
        </draw:frame>
        <draw:frame draw:style-name="gr11" draw:text-style-name="P12" draw:layer="layout" svg:width="2.407cm" svg:height="0.988cm" svg:x="12.814cm" svg:y="6.012cm">
          <draw:text-box>
            <text:p text:style-name="P10"><text:span text:style-name="T10">Go Up</text:span></text:p>
          </draw:text-box>
        </draw:frame>
        <draw:frame draw:style-name="gr12" draw:text-style-name="P12" draw:layer="layout" svg:width="3.55cm" svg:height="0.988cm" svg:x="12.242cm" svg:y="12.612cm">
          <draw:text-box>
            <text:p text:style-name="P10"><text:span text:style-name="T10">Go Right</text:span></text:p>
          </draw:text-box>
        </draw:frame>
        <draw:frame draw:style-name="standard" draw:layer="layout" svg:width="6.399cm" svg:height="2.915cm" svg:x="3.936cm" svg:y="5.076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417cm" svg:height="2.933cm" svg:x="3.927cm" svg:y="1.802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417cm" svg:height="2.933cm" svg:x="3.927cm" svg:y="8.33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417cm" svg:height="2.933cm" svg:x="3.927cm" svg:y="11.565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>
                <text:p text:style-name="P10"><text:span text:style-name="T24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tateless Implikation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rd in einem zustandlosen System ein Zustand benötigt</text:p>
                <text:list>
                  <text:list-item>
                    <text:p>Muss der gesamt Zustand transportiert werden<text:line-break/><text:span text:style-name="T5">(Go Up + Go Up + Go Right)</text:span></text:p>
                  </text:list-item>
                  <text:list-item>
                    <text:p><text:span text:style-name="T4">Oder der Zustand auf dem </text:span><text:span text:style-name="T4">Server gespeichert werden</text:span></text:p>
                    <text:list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5">GameId=987 Go Right</text:span></text:p>
                      </text:list-item>
                    </text:list>
                  </text:list-item>
                </text:list>
              </text:list-item>
              <text:list-item>
                <text:p>HTTP Bietet für diesen Zweck Cooki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ringe Datenmenge die vom Server via HTTP-Header gesetzt wird</text:p>
              </text:list-item>
              <text:list-item>
                <text:p>Cookies werden automatisch vom Browser beim nächsten Request zurück geschickt</text:p>
              </text:list-item>
              <text:list-item>
                <text:p>Cookies können auch mit JavaScript auf dem Client angelegt werden</text:p>
              </text:list-item>
              <text:list-item>
                <text:p>Ermöglichen das „tracken“ eines Users</text:p>
                <text:list>
                  <text:list-item>
                    <text:p>Login</text:p>
                  </text:list-item>
                  <text:list-item>
                    <text:p>Werbung</text:p>
                  </text:list-item>
                  <text:list-item>
                    <text:p>Überwach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 setzt Cookie mit GameID</text:p>
                <text:list>
                  <text:list-item>
                    <text:p>set-cookie: gameID=987</text:p>
                  </text:list-item>
                </text:list>
              </text:list-item>
              <text:list-item>
                <text:p>Client schickt Go-Befehl<text:line-break/>Browser setzt Cookie in den <text:span text:style-name="T16">Request-Headern</text:span></text:p>
                <text:list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Right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Cookies sollten keine Vertrauenswürdigen Daten enthalten</text:p>
              </text:list-item>
              <text:list-item>
                <text:p>Es gibt spezielle <text:span text:style-name="T10">HttpOnly</text:span> Cookies die nicht via JavaScript auslesbar/änderbar sind</text:p>
              </text:list-item>
              <text:list-item>
                <text:p>Cookies können als <text:span text:style-name="T10">Secure</text:span> markiert werden, dürfen dann nur per HTTPS zurück zum Server</text:p>
              </text:list-item>
              <text:list-item>
                <text:p>Cookies können einfach manipuliert werden</text:p>
                <text:list>
                  <text:list-item>
                    <text:p>Developer Console der Browser</text:p>
                  </text:list-item>
                  <text:list-item>
                    <text:p>HMAC Signed Session Cook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</text:span><text:span text:style-name="MT2">Anwen</text:span><text:span text:style-name="MT2">dunge</text:span><text:span text:style-name="MT2">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4H38S</meta:editing-duration>
    <meta:editing-cycles>154</meta:editing-cycles>
    <meta:generator>LibreOffice/6.0.7.3$Linux_X86_64 LibreOffice_project/00m0$Build-3</meta:generator>
    <dc:title>Midnightblue</dc:title>
    <dc:date>2020-10-19T09:58:20.240542501</dc:date>
    <meta:document-statistic meta:object-count="193"/>
  </office:meta>
</office:document-meta>
</file>